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0.76cm" style:rel-column-width="431*"/>
    </style:style>
    <style:style style:name="Tabelle1.B" style:family="table-column">
      <style:table-column-properties style:column-width="10.966cm" style:rel-column-width="6217*"/>
    </style:style>
    <style:style style:name="Tabelle1.C" style:family="table-column">
      <style:table-column-properties style:column-width="5.863cm" style:rel-column-width="332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9" style:family="table-cell">
      <style:table-cell-properties fo:padding="0.097cm" fo:border-left="0.05pt solid #000000" fo:border-right="none" fo:border-top="none" fo:border-bottom="0.05pt solid #000000"/>
    </style:style>
    <style:style style:name="Tabel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0" style:family="table-cell">
      <style:table-cell-properties fo:padding="0.097cm" fo:border-left="0.05pt solid #000000" fo:border-right="none" fo:border-top="none" fo:border-bottom="0.05pt solid #000000"/>
    </style:style>
    <style:style style:name="Tabel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1" style:family="table-cell">
      <style:table-cell-properties fo:padding="0.097cm" fo:border-left="0.05pt solid #000000" fo:border-right="none" fo:border-top="none" fo:border-bottom="0.05pt solid #000000"/>
    </style:style>
    <style:style style:name="Tabel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2" style:family="table-cell">
      <style:table-cell-properties fo:padding="0.097cm" fo:border-left="0.05pt solid #000000" fo:border-right="none" fo:border-top="none" fo:border-bottom="0.05pt solid #000000"/>
    </style:style>
    <style:style style:name="Tabel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3" style:family="table-cell">
      <style:table-cell-properties fo:padding="0.097cm" fo:border-left="0.05pt solid #000000" fo:border-right="none" fo:border-top="none" fo:border-bottom="0.05pt solid #000000"/>
    </style:style>
    <style:style style:name="Tabel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4" style:family="table-cell">
      <style:table-cell-properties fo:padding="0.097cm" fo:border-left="0.05pt solid #000000" fo:border-right="none" fo:border-top="none" fo:border-bottom="0.05pt solid #000000"/>
    </style:style>
    <style:style style:name="Tabel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5" style:family="table-cell">
      <style:table-cell-properties fo:padding="0.097cm" fo:border-left="0.05pt solid #000000" fo:border-right="none" fo:border-top="none" fo:border-bottom="0.05pt solid #000000"/>
    </style:style>
    <style:style style:name="Tabel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6" style:family="table-cell">
      <style:table-cell-properties fo:padding="0.097cm" fo:border-left="0.05pt solid #000000" fo:border-right="none" fo:border-top="none" fo:border-bottom="0.05pt solid #000000"/>
    </style:style>
    <style:style style:name="Tabel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27" style:family="table-cell">
      <style:table-cell-properties fo:padding="0.097cm" fo:border-left="0.05pt solid #000000" fo:border-right="none" fo:border-top="none" fo:border-bottom="0.05pt solid #000000"/>
    </style:style>
    <style:style style:name="Tabelle1.C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paragraph-rsid="00009d9f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officeooo:paragraph-rsid="00009d9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009d9f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officeooo:paragraph-rsid="00009d9f"/>
    </style:style>
    <style:style style:name="P5" style:family="paragraph" style:parent-style-name="Standard">
      <style:paragraph-properties fo:text-align="end" style:justify-single-word="false"/>
      <style:text-properties fo:color="#ff0000" style:font-name="Times New Roman" fo:font-size="12pt" officeooo:paragraph-rsid="00009d9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ff0000" style:font-name="Times New Roman" fo:font-size="12pt" officeooo:paragraph-rsid="00009d9f" style:font-size-asian="12pt" style:font-size-complex="12pt"/>
    </style:style>
    <style:style style:name="P7" style:family="paragraph" style:parent-style-name="Standard">
      <style:text-properties fo:color="#ff0000" style:font-name="Times New Roman" officeooo:paragraph-rsid="00009d9f"/>
    </style:style>
    <style:style style:name="P8" style:family="paragraph" style:parent-style-name="Standard">
      <style:paragraph-properties fo:text-align="end" style:justify-single-word="false"/>
      <style:text-properties fo:font-variant="normal" fo:text-transform="none" fo:color="#ff0000" style:font-name="Times New Roman" fo:font-size="12pt" fo:letter-spacing="normal" fo:font-style="normal" fo:font-weight="normal" officeooo:paragraph-rsid="00009d9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omic Sans MS" fo:font-size="12pt" officeooo:paragraph-rsid="00009d9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009d9f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officeooo:paragraph-rsid="00009d9f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color="#ff0000" style:font-name="Times New Roman" fo:font-size="12pt" officeooo:paragraph-rsid="00009d9f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" fo:font-size="12pt" officeooo:paragraph-rsid="00009d9f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officeooo:paragraph-rsid="00009d9f"/>
    </style:style>
    <style:style style:name="T1" style:family="text">
      <style:text-properties fo:color="#ff0000"/>
    </style:style>
    <style:style style:name="T2" style:family="text">
      <style:text-properties fo:color="#ff0000" style:font-name="Times New Roman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officeooo:rsid="0002ee16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officeooo:rsid="00009d9f" style:font-size-asian="14pt" style:font-size-complex="14pt"/>
    </style:style>
    <style:style style:name="T10" style:family="text">
      <style:text-properties officeooo:rsid="000484d3"/>
    </style:style>
    <style:style style:name="T11" style:family="text">
      <style:text-properties fo:color="#c9211e" style:font-name="Times New Roman" fo:font-size="12pt" officeooo:rsid="0008085c" style:font-size-asian="12pt" style:font-size-complex="12pt"/>
    </style:style>
    <style:style style:name="T12" style:family="text">
      <style:text-properties fo:color="#000000"/>
    </style:style>
    <style:style style:name="T13" style:family="text">
      <style:text-properties fo:color="#000000" style:font-name="Times New Roman" fo:font-size="12pt" style:font-size-asian="12pt" style:font-size-complex="12pt"/>
    </style:style>
    <style:style style:name="T14" style:family="text">
      <style:text-properties fo:color="#000000" style:font-name="Times New Roman" fo:font-size="12pt" officeooo:rsid="00009d9f" style:font-size-asian="12pt" style:font-size-complex="12pt"/>
    </style:style>
    <style:style style:name="T15" style:family="text">
      <style:text-properties fo:color="#000000" officeooo:rsid="00009d9f"/>
    </style:style>
    <style:style style:name="T16" style:family="text">
      <style:text-properties officeooo:rsid="00009d9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orname Name</text:p>
      <text:p text:style-name="P7">Straße XX</text:p>
      <text:p text:style-name="P7">XXXXX Stadt</text:p>
      <text:p text:style-name="P4">Versichertennummer <text:span text:style-name="T1">XXXXXXXX</text:span></text:p>
      <text:p text:style-name="P2"/>
      <text:p text:style-name="P2"><text:span text:style-name="T1">Stadt</text:span>, den <text:span text:style-name="T1">TT.MM.JJJJ</text:span></text:p>
      <text:p text:style-name="P2"/>
      <text:p text:style-name="P8">Name Krankenkasse</text:p>
      <text:p text:style-name="P5"><text:span text:style-name="T3">Straße XX</text:span><text:line-break/>XXXXX Stadt</text:p>
      <text:p text:style-name="P5"/>
      <text:p text:style-name="P10"><text:span text:style-name="T8">Antrag auf Kostenübernahme meiner </text:span><text:span text:style-name="T9">phonochirurgischen Stimmerhöhung</text:span></text:p>
      <text:p text:style-name="P1"/>
      <text:p text:style-name="P1">Sehr geehrte Damen und Herren,</text:p>
      <text:p text:style-name="P1"/>
      <text:p text:style-name="P1">Ich freue mich immens, Ihnen endlich diesen Antrag stellen zu können.</text:p>
      <text:p text:style-name="P1">Hiermit beantrage ich eine Kostenübernahme meiner <text:span text:style-name="T16">phonochirurgischen Stimmerhöhung</text:span> (die Bezeichnung wurde den aktuellen MDK-Richtlinien entnommen) in der <text:span text:style-name="T1">KLINIK</text:span>. Die vom MDK vorgesehenen Fristen (1,5 Jahre Therapie, 6 Monate Hormonbehandlung und 1,5 Jahre Alltagstest) sind, wie Sie aus den mitgesendeten Anlagen entnehmen können, ebenfalls erfüllt.</text:p>
      <text:p text:style-name="P1"/>
      <text:p text:style-name="P1"/>
      <text:p text:style-name="P9"><text:span text:style-name="T6">Falls Sie weitere Informationen benötigen bzw. Fragen zu den mitgeschickten Unterlagen haben, so erreichen Sie mich tagsüber telefonisch unter </text:span><text:span text:style-name="T2">Telefonnummer</text:span><text:span text:style-name="T6"> oder per E-Mail unter </text:span><text:span text:style-name="T2">Email@Email.de</text:span></text:p>
      <text:p text:style-name="P1"/>
      <text:p text:style-name="P1">Ich freue mich sehr auf Ihre baldige Antwort.</text:p>
      <text:p text:style-name="P1"/>
      <text:p text:style-name="P1">Mit freundlichen Grüßen,</text:p>
      <text:p text:style-name="P1"/>
      <text:p text:style-name="P1"/>
      <text:p text:style-name="P6">[Vorname, Name]</text:p>
      <text:p text:style-name="P1"/>
      <text:p text:style-name="P1"/>
      <text:p text:style-name="P1"/>
      <text:p text:style-name="P3">Anlag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1">Nr.</text:p>
          </table:table-cell>
          <table:table-cell table:style-name="Tabelle1.A1" office:value-type="string">
            <text:p text:style-name="P11">Anlage</text:p>
          </table:table-cell>
          <table:table-cell table:style-name="Tabelle1.C1" office:value-type="string">
            <text:p text:style-name="P11">Gegebenenfalls Kommentar zum Inhalt der Anlage</text:p>
          </table:table-cell>
        </table:table-row>
        <table:table-row>
          <table:table-cell table:style-name="Tabelle1.A2" office:value-type="float" office:value="1">
            <text:p text:style-name="P11">1</text:p>
          </table:table-cell>
          <table:table-cell table:style-name="Tabelle1.B2" office:value-type="string">
            <text:p text:style-name="P11"><text:span text:style-name="T4">Begutachtungsrichtlinie für Geschlechtsangleichende Maßnahmen bei Transsexualität des GKV-Spitzenverbandes zur Sicherung einer einheitlichen Begutachtung nach § 282 Absatz 2, Satz 3 SGB V</text:span> <text:s/><text:span text:style-name="T5">Seiten 29f</text:span></text:p>
          </table:table-cell>
          <table:table-cell table:style-name="Tabelle1.C2" office:value-type="string">
            <text:p text:style-name="P11">Auflistung der für die Bewilligung <text:span text:style-name="T10">einer</text:span> <text:span text:style-name="T16">phonochirurgischen Stimmerhöhung</text:span> nahegelegten Bedingungen.</text:p>
          </table:table-cell>
        </table:table-row>
        <table:table-row>
          <table:table-cell table:style-name="Tabelle1.A18" table:number-rows-spanned="2" office:value-type="string">
            <text:p text:style-name="P11">2</text:p>
          </table:table-cell>
          <table:table-cell table:style-name="Tabelle1.B3" table:number-rows-spanned="2" office:value-type="string">
            <text:p text:style-name="P11">Gutachten von <text:span text:style-name="T1">Name von Gutachter 1</text:span></text:p>
          </table:table-cell>
          <table:table-cell table:style-name="Tabelle1.C3" office:value-type="string">
            <text:p text:style-name="P12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4" office:value-type="string">
            <text:p text:style-name="P11">Der psychische Befund auf Seite <text:span text:style-name="T1">X</text:span> schließt mögliche Komorditäten aus.</text:p>
          </table:table-cell>
        </table:table-row>
        <text:soft-page-break/>
        <table:table-row>
          <table:table-cell table:style-name="Tabelle1.A18" table:number-rows-spanned="2" office:value-type="string">
            <text:p text:style-name="P11">3</text:p>
          </table:table-cell>
          <table:table-cell table:style-name="Tabelle1.B5" table:number-rows-spanned="2" office:value-type="string">
            <text:p text:style-name="P11">Gutachten von <text:span text:style-name="T1">Name von Gutachter 2</text:span></text:p>
          </table:table-cell>
          <table:table-cell table:style-name="Tabelle1.C5" office:value-type="string">
            <text:p text:style-name="P12">Enthält Diagnosestellung „Transsexualität“ (F64.0).</text:p>
          </table:table-cell>
        </table:table-row>
        <table:table-row>
          <table:covered-table-cell/>
          <table:covered-table-cell/>
          <table:table-cell table:style-name="Tabelle1.C6" office:value-type="string">
            <text:p text:style-name="P11">Der psychische Befund auf Seite <text:span text:style-name="T1">X</text:span> schließt mögliche Komorditäten aus.</text:p>
          </table:table-cell>
        </table:table-row>
        <table:table-row>
          <table:table-cell table:style-name="Tabelle1.A18" table:number-rows-spanned="3" office:value-type="string">
            <text:p text:style-name="P11">4</text:p>
          </table:table-cell>
          <table:table-cell table:style-name="Tabelle1.B7" table:number-rows-spanned="3" office:value-type="string">
            <text:p text:style-name="P11">Bescheinigung der Therapiezeit bei <text:span text:style-name="T1">Name des Therapeuten</text:span></text:p>
          </table:table-cell>
          <table:table-cell table:style-name="Tabelle1.C7" office:value-type="string">
            <text:p text:style-name="P11">Beweis, dass ich der Anforderung einer Behandlung beim Psychiater/Psychologen von 18 Monaten entspreche.</text:p>
          </table:table-cell>
        </table:table-row>
        <table:table-row>
          <table:covered-table-cell/>
          <table:covered-table-cell/>
          <table:table-cell table:style-name="Tabelle1.C8" office:value-type="string">
            <text:p text:style-name="P11">Enthält Beschreibung der Therapiezeit.</text:p>
          </table:table-cell>
        </table:table-row>
        <table:table-row>
          <table:covered-table-cell/>
          <table:covered-table-cell/>
          <table:table-cell table:style-name="Tabelle1.C9" office:value-type="string">
            <text:p text:style-name="P11">Daraus folgender Beweis, dass die Geschlechterrolle im Alltagstest, dessen Beginn im Gutachten von <text:span text:style-name="T1">Name des Therapeuten</text:span> geschildert wird, 18 Monate lang erprobt wurde.</text:p>
            <text:p text:style-name="P11"/>
            <text:p text:style-name="P12">[Falls Gutachter=Therapeut]</text:p>
          </table:table-cell>
        </table:table-row>
        <table:table-row>
          <table:table-cell table:style-name="Tabelle1.A18" table:number-rows-spanned="2" office:value-type="string">
            <text:p text:style-name="P11">5</text:p>
          </table:table-cell>
          <table:table-cell table:style-name="Tabelle1.B10" table:number-rows-spanned="2" office:value-type="string">
            <text:p text:style-name="P11">Gerichtlicher Beschluss der Vornamens- und Personenstandsänderung nach §1 und §8 TSG</text:p>
          </table:table-cell>
          <table:table-cell table:style-name="Tabelle1.C10" office:value-type="string">
            <text:p text:style-name="P11">Die Änderung offizieller Daten zeigt Bindung an die weibliche Geschlechterrolle und verdeutlicht (geschlechtsdysphorischen) krankheitswertigen Leidensdruck, der u.A. bei männlichen Dokumenten bestand.</text:p>
          </table:table-cell>
        </table:table-row>
        <table:table-row>
          <table:covered-table-cell/>
          <table:covered-table-cell/>
          <table:table-cell table:style-name="Tabelle1.C11" office:value-type="string">
            <text:p text:style-name="P11">Das Protokoll der Sitzung des Amtsgerichts enthält erneut die Aussage, dass ich seit über 18 Monaten als Frau lebe, eine weitere Bestätigung des Alltagstests von über 18 Monaten.</text:p>
            <text:p text:style-name="P11"/>
            <text:p text:style-name="P12">[Falls die Frage vor Gericht gestellt wurde]</text:p>
          </table:table-cell>
        </table:table-row>
        <table:table-row>
          <table:table-cell table:style-name="Tabelle1.A14" table:number-rows-spanned="3" office:value-type="string">
            <text:p text:style-name="P11">6</text:p>
          </table:table-cell>
          <table:table-cell table:style-name="Tabelle1.B12" table:number-rows-spanned="3" office:value-type="string">
            <text:p text:style-name="P13">Urologisch-endokrinoligischer Bericht der <text:span text:style-name="T1">Praxis</text:span> von <text:span text:style-name="T1">TT.MM.JJJJ</text:span></text:p>
          </table:table-cell>
          <table:table-cell table:style-name="Tabelle1.C12" office:value-type="string">
            <text:p text:style-name="P11">Schließt Intersexualität aus.</text:p>
            <text:p text:style-name="P11"/>
          </table:table-cell>
        </table:table-row>
        <table:table-row>
          <table:covered-table-cell/>
          <table:covered-table-cell/>
          <table:table-cell table:style-name="Tabelle1.C13" office:value-type="string">
            <text:p text:style-name="P14"><text:span text:style-name="T7">Bestätigt Hormonersatztherapie von </text:span><text:span text:style-name="T11">XX</text:span><text:span text:style-name="T7"> Monaten und deren feminisierende Wirkung.</text:span></text:p>
          </table:table-cell>
        </table:table-row>
        <table:table-row>
          <table:covered-table-cell/>
          <table:covered-table-cell/>
          <table:table-cell table:style-name="Tabelle1.C14" office:value-type="string">
            <text:p text:style-name="P12">Bestätigt 2 Jahre des Lebens in der weiblichen Geschlechtsrolle.</text:p>
            <text:p text:style-name="P12"><text:soft-page-break/>[Falls erwähnt]</text:p>
          </table:table-cell>
        </table:table-row>
        <table:table-row>
          <table:table-cell table:style-name="Tabelle1.A18" table:number-rows-spanned="4" office:value-type="string">
            <text:p text:style-name="P11">7</text:p>
          </table:table-cell>
          <table:table-cell table:style-name="Tabelle1.B15" table:number-rows-spanned="4" office:value-type="string">
            <text:p text:style-name="P13">Indikationsschreiben für <text:span text:style-name="T16">phonochirurgische Stimmerhöhung</text:span> von <text:span text:style-name="T1">Name des Therapeuten</text:span></text:p>
            <text:p text:style-name="P13"/>
            <text:p text:style-name="P12">[„Dr. med.“ erhöht Erfolgschancen!]</text:p>
          </table:table-cell>
          <table:table-cell table:style-name="Tabelle1.C15" office:value-type="string">
            <text:p text:style-name="P13">Indiziert medizinische Notwendigkeit des operativen Eingriffs.</text:p>
          </table:table-cell>
        </table:table-row>
        <table:table-row>
          <table:covered-table-cell/>
          <table:covered-table-cell/>
          <table:table-cell table:style-name="Tabelle1.C16" office:value-type="string">
            <text:p text:style-name="P12">Enthält Kurzbericht über Therapie und Lebenslauf.</text:p>
            <text:p text:style-name="P12"/>
            <text:p text:style-name="P12">[Falls erwähnt]</text:p>
          </table:table-cell>
        </table:table-row>
        <table:table-row>
          <table:covered-table-cell/>
          <table:covered-table-cell/>
          <table:table-cell table:style-name="Tabelle1.C17" office:value-type="string">
            <text:p text:style-name="P12">Bestätigt Diagnose der Geschlechtsdysphorie.</text:p>
            <text:p text:style-name="P12"/>
            <text:p text:style-name="P12">[Falls erwähnt]</text:p>
          </table:table-cell>
        </table:table-row>
        <table:table-row>
          <table:covered-table-cell/>
          <table:covered-table-cell/>
          <table:table-cell table:style-name="Tabelle1.C18" office:value-type="string">
            <text:p text:style-name="P13">Enthält einen Ausschluss von Komorbiditäten.</text:p>
          </table:table-cell>
        </table:table-row>
        <table:table-row>
          <table:table-cell table:style-name="Tabelle1.A2" table:number-rows-spanned="2" office:value-type="float" office:value="8">
            <text:p text:style-name="P11">8</text:p>
          </table:table-cell>
          <table:table-cell table:style-name="Tabelle1.B19" table:number-rows-spanned="2" office:value-type="string">
            <text:p text:style-name="P11">Chirurgischer Bericht von <text:span text:style-name="T1">Name Chirurg*in</text:span> vom <text:span text:style-name="T1">TT.MM.JJJJ</text:span></text:p>
          </table:table-cell>
          <table:table-cell table:style-name="Tabelle1.C19" office:value-type="string">
            <text:p text:style-name="P11">Seite <text:span text:style-name="T1">X</text:span> enthält eine positive Prognose für die geplante <text:s/><text:span text:style-name="T12"><text:s/></text:span><text:span text:style-name="T15">phonochirurgische Stimmerhöhung</text:span></text:p>
          </table:table-cell>
        </table:table-row>
        <table:table-row>
          <table:covered-table-cell/>
          <table:covered-table-cell/>
          <table:table-cell table:style-name="Tabelle1.C20" office:value-type="string">
            <text:p text:style-name="P11">Seite <text:span text:style-name="T1">X</text:span> enthält eine Erklärung, dass ich über alle Aspekte der Operation, inklusive der Risiken, aufgeklärt wurde und diese Aufklärung auch verstanden habe.</text:p>
          </table:table-cell>
        </table:table-row>
        <table:table-row>
          <table:table-cell table:style-name="Tabelle1.A2" office:value-type="float" office:value="9">
            <text:p text:style-name="P11">9</text:p>
          </table:table-cell>
          <table:table-cell table:style-name="Tabelle1.B21" office:value-type="string">
            <text:p text:style-name="P11">Tab<text:span text:style-name="T12">ellarischer transsexueller Lebenslauf auf Stand vom </text:span><text:span text:style-name="T1">TT.MM.JJJ</text:span></text:p>
            <text:p text:style-name="P12"/>
            <text:p text:style-name="P12">[Falls schon vorhanden]</text:p>
          </table:table-cell>
          <table:table-cell table:style-name="Tabelle1.C21" office:value-type="string">
            <text:p text:style-name="P11">Verdeutlicht (geschlechtsdysphorischen) krankheitswertigen Leidensdruck.</text:p>
          </table:table-cell>
        </table:table-row>
        <table:table-row>
          <table:table-cell table:style-name="Tabelle1.A2" office:value-type="float" office:value="10">
            <text:p text:style-name="P11">10</text:p>
          </table:table-cell>
          <table:table-cell table:style-name="Tabelle1.B22" office:value-type="string">
            <text:p text:style-name="P11">Ausgeschriebener transsexueller Lebenslauf auf Stan<text:span text:style-name="T12">d vom </text:span><text:span text:style-name="T1">TT.MM.JJJJ</text:span></text:p>
            <text:p text:style-name="P12"/>
            <text:p text:style-name="P12">[Falls schon vorhanden]</text:p>
          </table:table-cell>
          <table:table-cell table:style-name="Tabelle1.C22" office:value-type="string">
            <text:p text:style-name="P11">Verdeutlicht (geschlechtsdysphorischen) krankheitswertigen Leidensdruck.</text:p>
          </table:table-cell>
        </table:table-row>
        <table:table-row>
          <table:table-cell table:style-name="Tabelle1.A2" table:number-rows-spanned="3" office:value-type="float" office:value="11">
            <text:p text:style-name="P11">11</text:p>
          </table:table-cell>
          <table:table-cell table:style-name="Tabelle1.B23" table:number-rows-spanned="3" office:value-type="string">
            <text:p text:style-name="P11">Motivationsschreiben</text:p>
            <text:p text:style-name="P11"/>
            <text:p text:style-name="P12">[Falls emotional möglich, dieses Schreiben kann sehr belasten]</text:p>
          </table:table-cell>
          <table:table-cell table:style-name="Tabelle1.C23" office:value-type="string">
            <text:p text:style-name="P13">Ergänzungsbericht über das bisherige Leben als Frau</text:p>
          </table:table-cell>
        </table:table-row>
        <table:table-row>
          <table:covered-table-cell/>
          <table:covered-table-cell/>
          <table:table-cell table:style-name="Tabelle1.C24" office:value-type="string">
            <text:p text:style-name="P13">Beschreibt bisherige medizinische Maßnahmen und sonstige Verhaltensänderungen zur Geschlechtsentwicklung</text:p>
          </table:table-cell>
        </table:table-row>
        <table:table-row>
          <table:covered-table-cell/>
          <table:covered-table-cell/>
          <table:table-cell table:style-name="Tabelle1.C25" office:value-type="string">
            <text:p text:style-name="P14"><text:span text:style-name="T13">Verdeutlicht (geschlechtsdysphorischen) krankheitswertigen Leidensdruck, zeigt meine Beziehung zu dem zu operierenden </text:span><text:span text:style-name="T14">Stimmapparats</text:span><text:span text:style-name="T13"> auf.</text:span></text:p>
          </table:table-cell>
        </table:table-row>
        <text:soft-page-break/>
        <table:table-row>
          <table:table-cell table:style-name="Tabelle1.A2" office:value-type="float" office:value="12">
            <text:p text:style-name="P11">12</text:p>
          </table:table-cell>
          <table:table-cell table:style-name="Tabelle1.B26" office:value-type="string">
            <text:p text:style-name="P13">Bescheinigungen der Laserhaarentfernung vom Stand <text:span text:style-name="T1">TT.MM.JJJJ</text:span></text:p>
            <text:p text:style-name="P12"/>
            <text:p text:style-name="P12">[Falls vorhanden]</text:p>
          </table:table-cell>
          <table:table-cell table:style-name="Tabelle1.C26" office:value-type="string">
            <text:p text:style-name="P11">Bedürfnis nach Entfernung des Bartes zeugt von Bindung an das weibliche Geschlecht.</text:p>
          </table:table-cell>
        </table:table-row>
        <table:table-row>
          <table:table-cell table:style-name="Tabelle1.A2" office:value-type="float" office:value="13">
            <text:p text:style-name="P11">13</text:p>
          </table:table-cell>
          <table:table-cell table:style-name="Tabelle1.B27" office:value-type="string">
            <text:p text:style-name="P11">Bescheinigung der logopädischen Behandlung in der Praxis von <text:span text:style-name="T1">Name Logopäde</text:span> vom <text:span text:style-name="T1">TT.MM.JJJJ</text:span> bis zum <text:span text:style-name="T1">TT.MM.JJJJ/heute</text:span></text:p>
            <text:p text:style-name="P12"/>
            <text:p text:style-name="P12">[Falls vorhanden]</text:p>
          </table:table-cell>
          <table:table-cell table:style-name="Tabelle1.C27" office:value-type="string">
            <text:p text:style-name="P11">Bedürfnis nach einer weiblicheren Stimme zeugt von Bindung an das weibliche Geschlecht und von der Dringlichkeit des (geschlechtsdysphorischen) krankheitswertigen Leidensdruck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5-09T20:32:17.725000000</dc:date>
    <meta:editing-duration>PT1M30S</meta:editing-duration>
    <meta:editing-cycles>2</meta:editing-cycles>
    <meta:document-statistic meta:table-count="1" meta:image-count="0" meta:object-count="0" meta:page-count="4" meta:paragraph-count="85" meta:word-count="566" meta:character-count="4555" meta:non-whitespace-character-count="4071"/>
  </office:meta>
</office:document-meta>
</file>